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F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1st number of degrees of free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nd number of degrees of freedo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obability</text:p>
          </table:table-cell>
          <table:table-cell table:formula="of:=LEGACY.FDIST([.B1];[.B2];[.B3])" office:value-type="float" office:value="0.00000773719144872968" calcext:value-type="float">
            <text:p>7.73719144872968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20:06:48.288874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0:29:46.228273239</meta:creation-date>
    <dc:date>2023-06-20T20:07:16.324476777</dc:date>
    <meta:editing-duration>PT4M</meta:editing-duration>
    <meta:editing-cycles>2</meta:editing-cycles>
    <meta:generator>LibreOffice/7.5.4.2$Linux_X86_64 LibreOffice_project/50$Build-2</meta:generator>
    <meta:document-statistic meta:table-count="1" meta:cell-count="8" meta:object-count="0"/>
  </office:meta>
</office:document-meta>
</file>